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6b6b" style:font-name="Arial" fo:font-size="12pt" fo:font-style="normal" officeooo:rsid="003cfd5b" officeooo:paragraph-rsid="003cfd5b" style:font-size-asian="10.5pt" style:font-style-asian="normal" style:font-size-complex="12pt" style:font-style-complex="normal"/>
    </style:style>
    <style:style style:name="P2" style:family="paragraph" style:parent-style-name="Standard">
      <style:text-properties fo:color="#006b6b" style:font-name="Arial" fo:font-size="12pt" fo:font-style="normal" officeooo:rsid="003cfd5b" officeooo:paragraph-rsid="003f512c" style:font-size-asian="10.5pt" style:font-style-asian="normal" style:font-size-complex="12pt" style:font-style-complex="normal"/>
    </style:style>
    <style:style style:name="P3" style:family="paragraph" style:parent-style-name="Standard">
      <style:text-properties fo:color="#006b6b" style:font-name="Arial" fo:font-size="12pt" fo:font-style="normal" officeooo:rsid="003fb8ff" officeooo:paragraph-rsid="003fb8ff" style:font-size-asian="10.5pt" style:font-style-asian="normal" style:font-size-complex="12pt" style:font-style-complex="normal"/>
    </style:style>
    <style:style style:name="P4" style:family="paragraph" style:parent-style-name="Standard">
      <style:text-properties fo:color="#006b6b" style:font-name="Arial" fo:font-size="12pt" fo:font-style="normal" officeooo:rsid="00410a01" officeooo:paragraph-rsid="00410a01" style:font-size-asian="10.5pt" style:font-style-asian="normal" style:font-size-complex="12pt" style:font-style-complex="normal"/>
    </style:style>
    <style:style style:name="P5" style:family="paragraph" style:parent-style-name="Standard">
      <style:text-properties fo:color="#006b6b" style:font-name="Arial" fo:font-size="12pt" fo:font-style="normal" officeooo:rsid="00410a01" officeooo:paragraph-rsid="00462b05" style:font-size-asian="10.5pt" style:font-style-asian="normal" style:font-size-complex="12pt" style:font-style-complex="normal"/>
    </style:style>
    <style:style style:name="P6" style:family="paragraph" style:parent-style-name="Standard">
      <style:text-properties fo:color="#006b6b" style:font-name="Arial" fo:font-size="12pt" fo:font-style="normal" officeooo:rsid="003dc43d" officeooo:paragraph-rsid="003f512c" style:font-size-asian="10.5pt" style:font-style-asian="normal" style:font-size-complex="12pt" style:font-style-complex="normal"/>
    </style:style>
    <style:style style:name="P7" style:family="paragraph" style:parent-style-name="Standard">
      <style:text-properties fo:color="#006b6b" style:font-name="Arial" fo:font-size="12pt" fo:font-style="normal" officeooo:rsid="00427fc3" officeooo:paragraph-rsid="0043b63e" style:font-size-asian="10.5pt" style:font-style-asian="normal" style:font-size-complex="12pt" style:font-style-complex="normal"/>
    </style:style>
    <style:style style:name="P8" style:family="paragraph" style:parent-style-name="Standard">
      <style:text-properties fo:color="#006b6b" style:font-name="Arial" fo:font-size="12pt" fo:font-style="normal" officeooo:rsid="0043b63e" officeooo:paragraph-rsid="0043b63e" style:font-size-asian="10.5pt" style:font-style-asian="normal" style:font-size-complex="12pt" style:font-style-complex="normal"/>
    </style:style>
    <style:style style:name="P9" style:family="paragraph" style:parent-style-name="Standard">
      <style:text-properties fo:color="#006b6b" style:font-name="Arial" fo:font-size="12pt" fo:font-style="normal" officeooo:rsid="00455e20" officeooo:paragraph-rsid="00455e20" style:font-size-asian="10.5pt" style:font-style-asian="normal" style:font-size-complex="12pt" style:font-style-complex="normal"/>
    </style:style>
    <style:style style:name="P10" style:family="paragraph" style:parent-style-name="Standard">
      <style:text-properties fo:color="#006b6b" style:font-name="Arial" fo:font-size="12pt" fo:font-style="normal" officeooo:rsid="00462b05" officeooo:paragraph-rsid="00462b05" style:font-size-asian="10.5pt" style:font-style-asian="normal" style:font-size-complex="12pt" style:font-style-complex="normal"/>
    </style:style>
    <style:style style:name="P11" style:family="paragraph" style:parent-style-name="Standard">
      <style:text-properties fo:color="#006b6b" style:font-name="Arial" fo:font-size="12pt" fo:font-style="normal" officeooo:rsid="004752ab" officeooo:paragraph-rsid="004752ab" style:font-size-asian="10.5pt" style:font-style-asian="normal" style:font-size-complex="12pt" style:font-style-complex="normal"/>
    </style:style>
    <style:style style:name="P12" style:family="paragraph" style:parent-style-name="Standard">
      <style:text-properties fo:color="#006b6b" style:font-name="Arial" fo:font-size="12pt" fo:font-style="normal" officeooo:rsid="00499de7" officeooo:paragraph-rsid="00499de7" style:font-size-asian="10.5pt" style:font-style-asian="normal" style:font-size-complex="12pt" style:font-style-complex="normal"/>
    </style:style>
    <style:style style:name="P13" style:family="paragraph" style:parent-style-name="Standard">
      <style:text-properties fo:color="#006b6b" style:font-name="Arial" fo:font-size="12pt" fo:font-style="normal" officeooo:rsid="004b47e2" officeooo:paragraph-rsid="004b47e2" style:font-size-asian="10.5pt" style:font-style-asian="normal" style:font-size-complex="12pt" style:font-style-complex="normal"/>
    </style:style>
    <style:style style:name="P14" style:family="paragraph" style:parent-style-name="Standard">
      <style:text-properties fo:color="#006b6b" style:font-name="Arial" fo:font-size="12pt" fo:font-style="normal" officeooo:rsid="005269fc" officeooo:paragraph-rsid="005269fc" style:font-size-asian="10.5pt" style:font-style-asian="normal" style:font-size-complex="12pt" style:font-style-complex="normal"/>
    </style:style>
    <style:style style:name="T1" style:family="text">
      <style:text-properties officeooo:rsid="003dc43d"/>
    </style:style>
    <style:style style:name="T2" style:family="text">
      <style:text-properties officeooo:rsid="00427fc3"/>
    </style:style>
    <style:style style:name="T3" style:family="text">
      <style:text-properties officeooo:rsid="0043b63e"/>
    </style:style>
    <style:style style:name="T4" style:family="text">
      <style:text-properties officeooo:rsid="00459c0c"/>
    </style:style>
    <style:style style:name="T5" style:family="text">
      <style:text-properties officeooo:rsid="004663fa"/>
    </style:style>
    <style:style style:name="T6" style:family="text">
      <style:text-properties officeooo:rsid="004752ab"/>
    </style:style>
    <style:style style:name="T7" style:family="text">
      <style:text-properties officeooo:rsid="00484df4"/>
    </style:style>
    <style:style style:name="T8" style:family="text">
      <style:text-properties officeooo:rsid="00555a84"/>
    </style:style>
    <style:style style:name="T9" style:family="text">
      <style:text-properties officeooo:rsid="005676aa"/>
    </style:style>
    <style:style style:name="T10" style:family="text">
      <style:text-properties officeooo:rsid="0056b317"/>
    </style:style>
    <style:style style:name="T11" style:family="text">
      <style:text-properties officeooo:rsid="005711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come to Chorlton Ees and Waterpark</text:p>
      <text:p text:style-name="P1"/>
      <text:p text:style-name="P2">Ees is an old word for ‘water meadows’, and Chorlton Ees is an area of natural beauty and scientific interest, lying roughly between the Mersey and the South Manchester suburb of Chorlton. Among<text:span text:style-name="T3">st</text:span> its notable features are pleasant woodlands, a bird sanctuary, a wide expanse of fields, and of course an attractive stretch of the Mersey itself. Visitor activities can include <text:span text:style-name="T3">team</text:span> sports on Turn Moss playing fields, walking, <text:span text:style-name="T1">horse riding and</text:span> cycling; or less vigorously, relaxing and picnicking. <text:span text:style-name="T1">Natural science wonders encompass varieties of trees, butterflies, dragon flies and birds (herons, kestrels and swifts mingle with an alien species of parakeet).</text:span></text:p>
      <text:p text:style-name="P2"/>
      <text:p text:style-name="P8">(Dream Fields photo)</text:p>
      <text:p text:style-name="P2"/>
      <text:p text:style-name="P3">Waterpark <text:span text:style-name="T3">(with photo)</text:span></text:p>
      <text:p text:style-name="P3"/>
      <text:p text:style-name="P3">Chorlton Waterpark is another striking feature of the area. Located somewhat to the south-west of the Ees, it attracts both visitors and several species of water fowl. The ‘lake’ is very shallow, and surrounded on most sides by sloping, tree-shaded banks. <text:span text:style-name="T3">M</text:span>ost visit it to enjoy the natural environment and exercise, but a few go to fish, by day or night. <text:span text:style-name="T2">Circling the Waterpark is a good exercise workout, particularly the steeper slopes, known as Cardiac Hill by Merseyside Wardens. However there are many nooks amongst the profusion of trees to spend a quieter day at the waterside.</text:span></text:p>
      <text:p text:style-name="P3"/>
      <text:p text:style-name="P4">Birdlife (separate page)</text:p>
      <text:p text:style-name="P4"/>
      <text:p text:style-name="P4"/>
      <text:p text:style-name="P13"><text:span text:style-name="T9">Crazy</text:span> Birds</text:p>
      <text:p text:style-name="P13"/>
      <text:p text:style-name="P7">The RSBP<text:span text:style-name="T3"> was founded in Didsbury, Manchester, and the Chorlton meadows are literally a sanctuary for many wild species of bird, as well as a few domestic escapees. Notably the parakeets that were first seen in Fog Lane Park, have established themselves around Turn Moss, and provide a bright but noisy touch of the exotic. More frequent sightings will be made of crows, gulls and the occasional kestrel. Grey Herons are often seen, and prey on young ducklings, as well as fish.</text:span></text:p>
      <text:p text:style-name="P7"/>
      <text:p text:style-name="P13">Angry Birds</text:p>
      <text:p text:style-name="P13"/>
      <text:p text:style-name="P9">The Water Park is also an important source of bird life, <text:span text:style-name="T7">and a live video feed was established in 2019 to observe them(link).</text:span> While more prosaic water fowl such as Canada geese, <text:span text:style-name="T4">ducks and coots </text:span>are common, a patient watcher may witness the elaborate <text:span text:style-name="T4">and striking</text:span> mating dances of the Great Crested Grebe (picture). <text:span text:style-name="T6">And according to urban myth, <text:s/>a Mute Swan can knock down a grown man!</text:span></text:p>
      <text:p text:style-name="P7"/>
      <text:p text:style-name="P8">(Spot the Birdie photo) <text:s/></text:p>
      <text:p text:style-name="P7"/>
      <text:p text:style-name="P7"/>
      <text:p text:style-name="P4"/>
      <text:p text:style-name="P5"/>
      <text:p text:style-name="P5"/>
      <text:p text:style-name="P5"/>
      <text:p text:style-name="P5"/>
      <text:p text:style-name="P5"/>
      <text:p text:style-name="P5"><text:soft-page-break/>My personal relationship with the area (separate page) </text:p>
      <text:p text:style-name="P5"/>
      <text:p text:style-name="P14">Living Alongside the Ees</text:p>
      <text:p text:style-name="P12"/>
      <text:p text:style-name="P10">After living in South Manchester, and specifically the Didsbury, Chorlton and Firswood <text:s/>areas for over thirty years, I’ve found the meadows as much a sanctuary as the wild life. Within a fairly short walk or cycle ride is somewhere to see a lot of sky, lie down in the grass or find some peace and quiet in the woods. I was accustomed in particular to visit the Water Park when composing stories, and cycled through it on my way to work in Wythenshawe Hospital.</text:p>
      <text:p text:style-name="P12"/>
      <text:p text:style-name="P12">Petrifying Parakeets</text:p>
      <text:p text:style-name="P12"/>
      <text:p text:style-name="P10">Two particular personal stories are associated with the Ees. The le<text:span text:style-name="T10">ast</text:span> sensational was my first encounter with a parakeet, knowing nothing about the stories of their escape. At first I thought I was imagining things, but eventually managed to get some (rather distant) photos to amaze my friends and family. Now they seem almost mundane, and are more of a nuisance, with their extremely raucous cries. <text:span text:style-name="T11">Unwelcome alien invaders!</text:span></text:p>
      <text:p text:style-name="P10"/>
      <text:p text:style-name="P12">Bicycle Thieves</text:p>
      <text:p text:style-name="P12"/>
      <text:p text:style-name="P10">The other truly remarkable story was how, after having my mountain bike stolen, I happened to be pausing for refreshment in the well-known (indeed) only pub in the area, Jackson’s Boat, which is over the bridge you can see in the picture below. I noticed a bike very like my own, and then realised it was so like as to be identical. I confronted the new ‘owners’ and was able to persuade them to hand it over, although my friends still josh me that I actually paid them some money (I was worried they would <text:span text:style-name="T5">skedaddle</text:span> if I tried calling the police). <text:span text:style-name="T8">Perhaps rather like the Fellini film, an entirely happy ending was unrealistic!</text:span></text:p>
      <text:p text:style-name="P10"/>
      <text:p text:style-name="P11"/>
      <text:p text:style-name="P5"/>
      <text:p text:style-name="P10"><text:s/></text:p>
      <text:p text:style-name="P2"/>
      <text:p text:style-name="P6"><text:s/></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01-25T19:15:44.51</meta:creation-date>
    <dc:date>2021-06-22T11:49:22.025000000</dc:date>
    <meta:editing-duration>PT8H58M21S</meta:editing-duration>
    <meta:editing-cycles>40</meta:editing-cycles>
    <meta:generator>LibreOffice/6.3.5.2$Windows_X86_64 LibreOffice_project/dd0751754f11728f69b42ee2af66670068624673</meta:generator>
    <meta:document-statistic meta:table-count="0" meta:image-count="0" meta:object-count="0" meta:page-count="2" meta:paragraph-count="20" meta:word-count="656" meta:character-count="3885" meta:non-whitespace-character-count="3240"/>
  </office:meta>
</office:document-meta>
</file>